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5edf3"/>
    </style:style>
    <style:style style:name="P2" style:family="paragraph" style:parent-style-name="Standard">
      <style:paragraph-properties fo:text-align="start" style:justify-single-word="false"/>
      <style:text-properties fo:font-weight="normal" officeooo:rsid="001ec9d8" officeooo:paragraph-rsid="001ec9d8" style:font-weight-asian="normal" style:font-weight-complex="normal"/>
    </style:style>
    <style:style style:name="P3" style:family="paragraph" style:parent-style-name="Standard">
      <style:paragraph-properties fo:text-align="start" style:justify-single-word="false"/>
      <style:text-properties fo:font-weight="normal" officeooo:rsid="0020058d" officeooo:paragraph-rsid="0020058d" style:font-weight-asian="normal" style:font-weight-complex="normal"/>
    </style:style>
    <style:style style:name="P4" style:family="paragraph" style:parent-style-name="Standard">
      <style:paragraph-properties fo:text-align="start" style:justify-single-word="false"/>
      <style:text-properties fo:font-weight="normal" officeooo:rsid="00205253" officeooo:paragraph-rsid="00205253" style:font-weight-asian="normal" style:font-weight-complex="normal"/>
    </style:style>
    <style:style style:name="P5" style:family="paragraph" style:parent-style-name="Standard">
      <style:paragraph-properties fo:text-align="start" style:justify-single-word="false"/>
      <style:text-properties fo:font-weight="normal" officeooo:rsid="0023960b" officeooo:paragraph-rsid="0023960b" style:font-weight-asian="normal" style:font-weight-complex="normal"/>
    </style:style>
    <style:style style:name="P6" style:family="paragraph" style:parent-style-name="Standard">
      <style:paragraph-properties fo:text-align="start" style:justify-single-word="false"/>
      <style:text-properties fo:font-weight="normal" officeooo:rsid="00245856" officeooo:paragraph-rsid="00245856" style:font-weight-asian="normal" style:font-weight-complex="normal"/>
    </style:style>
    <style:style style:name="P7" style:family="paragraph" style:parent-style-name="Standard">
      <style:paragraph-properties fo:text-align="start" style:justify-single-word="false"/>
      <style:text-properties fo:font-size="14pt" fo:font-weight="bold" officeooo:rsid="001f9c47" officeooo:paragraph-rsid="001f9c47"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245856" officeooo:paragraph-rsid="00245856"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25edf3" officeooo:paragraph-rsid="0025edf3"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6pt" fo:font-weight="bold" officeooo:rsid="001b54b7" officeooo:paragraph-rsid="001b54b7"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weight="bold" officeooo:rsid="001b54b7" officeooo:paragraph-rsid="001b54b7" style:font-weight-asian="bold" style:font-weight-complex="bold"/>
    </style:style>
    <style:style style:name="P12" style:family="paragraph" style:parent-style-name="Standard">
      <style:paragraph-properties fo:text-align="start" style:justify-single-word="false"/>
      <style:text-properties fo:font-size="12pt" fo:font-weight="normal" officeooo:rsid="0025edf3" officeooo:paragraph-rsid="0025edf3" style:font-size-asian="10.5pt" style:font-weight-asian="normal" style:font-size-complex="12pt" style:font-weight-complex="normal"/>
    </style:style>
    <style:style style:name="P13" style:family="paragraph" style:parent-style-name="Standard">
      <style:text-properties officeooo:rsid="0025edf3" officeooo:paragraph-rsid="0025edf3"/>
    </style:style>
    <style:style style:name="P14" style:family="paragraph" style:parent-style-name="Standard">
      <style:text-properties officeooo:paragraph-rsid="0025edf3"/>
    </style:style>
    <style:style style:name="P15" style:family="paragraph" style:parent-style-name="Standard">
      <style:text-properties fo:color="#000000" style:font-name="lucidatypewriter" fo:font-size="10pt" style:font-size-asian="10pt"/>
    </style:style>
    <style:style style:name="P16" style:family="paragraph" style:parent-style-name="Standard">
      <style:text-properties fo:color="#000000" style:font-name="Liberation Serif" fo:font-size="12pt" officeooo:rsid="00282b95" officeooo:paragraph-rsid="00282b95" style:font-size-asian="10.5pt" style:font-size-complex="12pt"/>
    </style:style>
    <style:style style:name="T1" style:family="text">
      <style:text-properties officeooo:rsid="002251f1"/>
    </style:style>
    <style:style style:name="T2" style:family="text">
      <style:text-properties officeooo:rsid="0023960b"/>
    </style:style>
    <style:style style:name="T3" style:family="text">
      <style:text-properties officeooo:rsid="00245856"/>
    </style:style>
    <style:style style:name="T4" style:family="text">
      <style:text-properties officeooo:rsid="0025edf3"/>
    </style:style>
    <style:style style:name="T5" style:family="text">
      <style:text-properties fo:color="#000000" style:font-name="lucidatypewriter" fo:font-size="10pt" style:font-size-asian="10pt"/>
    </style:style>
    <style:style style:name="T6" style:family="text">
      <style:text-properties fo:color="#000000" style:font-name="lucidatypewriter" fo:font-size="10pt" officeooo:rsid="0025edf3" style:font-size-asian="10pt"/>
    </style:style>
    <style:style style:name="T7" style:family="text">
      <style:text-properties fo:color="#000000" style:font-name="Liberation Serif" fo:font-size="12pt" style:font-size-asian="12pt" style:font-size-complex="12pt"/>
    </style:style>
    <style:style style:name="T8" style:family="text">
      <style:text-properties fo:color="#000000" style:font-name="Liberation Serif" fo:font-size="12pt" officeooo:rsid="0026c562" style:font-size-asian="12pt" style:font-size-complex="12pt"/>
    </style:style>
    <style:style style:name="T9" style:family="text">
      <style:text-properties fo:color="#a020f0" style:font-name="lucidatypewriter" fo:font-size="10pt" style:font-size-asian="10pt"/>
    </style:style>
    <style:style style:name="T10" style:family="text">
      <style:text-properties fo:font-size="12pt" fo:font-weight="normal" officeooo:rsid="0025edf3" style:font-size-asian="10.5pt" style:font-weight-asian="normal" style:font-size-complex="12pt" style:font-weight-complex="normal"/>
    </style:style>
    <style:style style:name="T11" style:family="text">
      <style:text-properties fo:color="#0000ff" style:font-name="lucidatypewriter" fo:font-size="10pt" style:font-size-asian="10pt"/>
    </style:style>
    <style:style style:name="T12" style:family="text">
      <style:text-properties officeooo:rsid="0026c562"/>
    </style:style>
    <style:style style:name="T13" style:family="text">
      <style:text-properties officeooo:rsid="002b7c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ocumentation for working with the <text:span text:style-name="T12">C</text:span>omplementary <text:span text:style-name="T12">F</text:span>ilter</text:p>
      <text:p text:style-name="P11"/>
      <text:p text:style-name="P7">Initial Checks</text:p>
      <text:p text:style-name="P7"/>
      <text:p text:style-name="P2">Before using the Complementary Filter, you need to set the Trustability for the gyro sensors and the accelerometers. This is done in order to achieve the best possible performance from the given sensors. <text:span text:style-name="T4">These checks should be performed on a regular basis for accurate results.</text:span></text:p>
      <text:p text:style-name="P2"/>
      <text:p text:style-name="P3">1. In the ComplementaryFiltersExtra branch, run matlab_SEA/poseEstimation/utils_CF/snake_CF_initial_checks.m</text:p>
      <text:p text:style-name="P3"/>
      <text:p text:style-name="P3">2. <text:span text:style-name="T13">In the source code, t</text:span>he variables 'accTrustability' and 'gyrosTrustability' denote the trustabilities of the respective sensors.</text:p>
      <text:p text:style-name="P4"><text:tab/><text:span text:style-name="T2">a</text:span>ccTrustability(2) = <text:s/>0 -&gt; “bad” module; <text:span text:style-name="T2">not trustable</text:span></text:p>
      <text:p text:style-name="P4"><text:tab/>accTrustability(3) = <text:s/>1 -&gt; “good” module; <text:span text:style-name="T2">trustable</text:span></text:p>
      <text:p text:style-name="P4">The trustabilites are binary. While estimating the pose of the snake, the bad modules' values will be ignored. Try not to have more than 4 “bad” modules or else it might lead to inaccurate results.</text:p>
      <text:p text:style-name="P4"/>
      <text:p text:style-name="P4">3. As soon as the snake_CF_initial_checks is run, the snake would become straight. Press any key to confirm this. <text:span text:style-name="T2">You might get a warning saying that a particular module's offsets are not known. You can ignore these warnings for now.</text:span></text:p>
      <text:p text:style-name="P4"/>
      <text:p text:style-name="P4">4. First, <text:span text:style-name="T1">is</text:span> the accelerometers' check. <text:span text:style-name="T1">The figure has a snake robot with the gravity axis plotted for each module's accelerometer. The blue/magenta lines are the “bad” accelerometers. The black colored axis are the good ones. What you need to check here is that the axis for all the modules are parallel with each other. If any of the module's axis are not parallel( and they are black), you should change the trustability (accTrustability) of that module to 0.</text:span></text:p>
      <text:p text:style-name="P4"/>
      <text:p text:style-name="P5">5. Next is the gyro sensors' check. <text:span text:style-name="T13">F</text:span>igure 1 is the one we're interested in for now. This figure <text:span text:style-name="T3">plots</text:span> the <text:span text:style-name="T3">mean and the standard deviation of the gyros. You're interested in the standard deviations. The “bad” gyro sensor values would be encircled. You need to make sure that the standard deviation which are abnormally high ( don't make these more than 4 modules) should be encircled. If that's not the case, change their trustabilites (gyrosTrustability) to 0.</text:span></text:p>
      <text:p text:style-name="P5"/>
      <text:p text:style-name="P6">6. After pressing a key, the program should end. An 'offsets.mat' would be generated containing the offsets and the trustabilites for your sensors. If you made any change in the trustabilites during the checks, run the program again to update these changes. The 'offsets.mat' would be loaded everytime you want to use the Complementary Filter.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9"><text:soft-page-break/>Using the Complementary Filter</text:p>
      <text:p text:style-name="P12">Now that you've the 'offsets.mat' created, you're all set to use the Complementary Filter. </text:p>
      <text:p text:style-name="P12"/>
      <text:p text:style-name="P12">1. Load the 'offsets.mat' in your script using –</text:p>
      <text:p text:style-name="P1"><text:span text:style-name="T10"><text:tab/><text:tab/></text:span><text:span text:style-name="T5">load(</text:span><text:span text:style-name="T9">'offsets.mat'</text:span><text:span text:style-name="T5">);</text:span></text:p>
      <text:p text:style-name="P12"/>
      <text:p text:style-name="P12">2. After the group for the snake module is created, make a Complementary Filter object in your code -</text:p>
      <text:p text:style-name="P1"><text:span text:style-name="T10"><text:tab/></text:span><text:span text:style-name="T5">snake = HebiLookup.newConnectedGroupFromName(</text:span><text:span text:style-name="T9">'SEA-Snake'</text:span><text:span text:style-name="T5">,</text:span><text:span text:style-name="T9">'SA002'</text:span><text:span text:style-name="T5">);</text:span></text:p>
      <text:p text:style-name="Standard"><text:span text:style-name="T5"><text:tab/>snakeData = setupSnakeData( </text:span><text:span text:style-name="T9">'SEA Snake'</text:span><text:span text:style-name="T5">, snake.getInfo.numModules);</text:span></text:p>
      <text:p text:style-name="P15"><text:tab/>numModules = snake.getInfo.numModules;</text:p>
      <text:p text:style-name="P1"><text:span text:style-name="T10"><text:tab/></text:span><text:span text:style-name="T5">CF = ComplementaryFilter(snakeData,</text:span><text:span text:style-name="T9">'accelOffsets'</text:span><text:span text:style-name="T5">,accelOffsets(:,1:numModules),</text:span><text:span text:style-name="T11">...</text:span></text:p>
      <text:p text:style-name="Standard"><text:span text:style-name="T5"><text:s text:c="11"/></text:span><text:span text:style-name="T9">'gyroOffsets'</text:span><text:span text:style-name="T5">,gyroOffsets(:,1:numModules),</text:span><text:span text:style-name="T9">'gyrosTrustability'</text:span><text:span text:style-name="T5">,</text:span><text:span text:style-name="T11">...</text:span></text:p>
      <text:p text:style-name="Standard"><text:span text:style-name="T5"><text:s text:c="12"/>gyrosTrustability(1:numModules),</text:span><text:span text:style-name="T9">'accTrustability'</text:span><text:span text:style-name="T5">,accTrustability(1:numModules));</text:span></text:p>
      <text:p text:style-name="P12"/>
      <text:p text:style-name="P12">3. <text:s/>You need to update the object with the current feedback values twice -</text:p>
      <text:p text:style-name="P1"><text:span text:style-name="T10"><text:tab/></text:span><text:span text:style-name="T5">fbk = snake.getNextFeedback();</text:span></text:p>
      <text:p text:style-name="P15"><text:tab/>CF.update(fbk);</text:p>
      <text:p text:style-name="P15"><text:s/></text:p>
      <text:p text:style-name="P15"><text:tab/>pause(0.25);</text:p>
      <text:p text:style-name="P15"><text:s/></text:p>
      <text:p text:style-name="P15"><text:tab/>fbk = snake.getNextFeedback();</text:p>
      <text:p text:style-name="P15"><text:tab/>CF.update(fbk);</text:p>
      <text:p text:style-name="Standard"/>
      <text:p text:style-name="P13"><text:span text:style-name="T5">4. </text:span><text:span text:style-name="T7">While in your loop, update the CF object everytime before retrieving the transformation matrix</text:span><text:span text:style-name="T8">(in our case, we have the tail transformation matrix)</text:span><text:span text:style-name="T7">-</text:span></text:p>
      <text:p text:style-name="P14"><text:span text:style-name="T6"><text:tab/></text:span><text:span text:style-name="T5">CF.update(snake.getNextFeedback());</text:span></text:p>
      <text:p text:style-name="Standard"><text:span text:style-name="T5"><text:s text:c="12"/>T_Tail = CF.getInGravity(</text:span><text:span text:style-name="T9">'tail'</text:span><text:span text:style-name="T5">);</text:span></text:p>
      <text:p text:style-name="P13"/>
      <text:p text:style-name="P16">T_Tail is a transformation matrix from the gravity frame to the tail module's 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22:17:23.662118948</meta:creation-date>
    <dc:date>2016-08-26T21:04:46.902742604</dc:date>
    <meta:editing-duration>PT9H1M26S</meta:editing-duration>
    <meta:editing-cycles>8</meta:editing-cycles>
    <meta:generator>LibreOffice/4.2.8.2$Linux_X86_64 LibreOffice_project/420m0$Build-2</meta:generator>
    <meta:document-statistic meta:table-count="0" meta:image-count="0" meta:object-count="0" meta:page-count="2" meta:paragraph-count="35" meta:word-count="507" meta:character-count="3606" meta:non-whitespace-character-count="3075"/>
  </office:meta>
</office:document-meta>
</file>